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10000201000000EE000000E31F194532.png" manifest:media-type="image/png"/>
  <manifest:file-entry manifest:full-path="Fonts/SonsieOne-Regular.ttf" manifest:media-type="application/x-font-tt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Lucida Grande" svg:font-family="'Lucida Grande'" style:font-family-generic="swiss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Sonsie One" svg:font-family="'Sonsie One'">
      <svg:font-face-src>
        <svg:font-face-uri xlink:href="Fonts/SonsieOne-Regular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Lucida Grande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boldannotext" style:family="text">
      <style:text-properties fo:font-weight="bold" style:font-weight-asian="bold" style:font-weight-complex="bold"/>
    </style:style>
    <style:style style:name="italicannotext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 office:name="__Fieldmark__219_1325816433"><dc:creator>Aditya Bhatt</dc:creator><dc:date>2013-07-22T12:57:35</dc:date><text:list text:style-name=""><text:list-item><text:p>And it <text:span text:style-name="boldannotext">can</text:span> do <text:span text:style-name="italicannotext">rich</text:span> annotations too!</text:p></text:list-item></text:list></office:annotation><office:annotation-end office:name="__Fieldmark__219_1325816433"/><office:annotation office:name="__Fieldmark__142_475059362"><dc:creator>John Doe</dc:creator><dc:date>2013-08-01T18:40:02</dc:date><text:list text:continue-numbering="true" text:style-name=""><text:list-item><text:p text:style-name="P6"><text:span text:style-name="T1">The note that you are seeing is done by simply styling the ODF annotation node with CSS.</text:span></text:p></text:list-item></text:list></office:annotation>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ffff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Normal" style:family="paragraph"/>
    <style:style style:name="Heading_20_1" style:display-name="Heading 1" style:family="paragraph" style:parent-style-name="Heading" style:default-outline-level="1" style:class="text">
      <style:text-properties fo:font-size="22pt" fo:font-weight="bold" style:font-size-asian="22pt" style:font-weight-asian="bold" style:font-size-complex="2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creation-date>2012-11-06T18:14:07</meta:creation-date>
    <dc:date>2018-09-15T19:01:04.502Z</dc:date>
    <meta:editing-cycles>8</meta:editing-cycles>
    <meta:generator>WebODF/0.5.9 Mozilla/5.0 (Macintosh; Intel Mac OS X 10_13_6) AppleWebKit/605.1.15 (KHTML, like Gecko) Version/11.1.2 Safari/605.1.15</meta:generator>
    <dc:creator>mrsang@10</dc:creator>
  </office:meta>
</office:document-meta>
</file>